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automatic-styles>
    <style:style style:family="drawing-page" style:name="dp1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drawing-page" style:name="dp2">
      <style:drawing-page-properties presentation:display-date-time="true" presentation:display-footer="true" presentation:display-header="true" presentation:display-page-number="false"/>
    </style:style>
    <style:style style:family="graphic" style:name="gr1">
      <style:graphic-properties style:protect="size"/>
    </style:style>
    <style:style style:family="presentation" style:name="pr1" style:parent-style-name="Standard-notes">
      <style:graphic-properties draw:auto-grow-height="true" draw:fill-color="#ffffff" fo:min-height="13.365cm"/>
    </style:style>
    <style:style style:family="paragraph" style:name="P1">
      <style:paragraph-properties fo:margin-left="0.6cm" fo:margin-right="0cm" fo:text-indent="-0.6cm"/>
    </style:style>
  </office:automatic-styles>
  <office:body>
    <office:presentation>
      <draw:page>
        <draw:frame draw:name="Slide1 Sat May 24 16:38:01 2014" draw:style-name="slide" svg:height="21cm" svg:width="28cm" svg:x="0cm" svg:y="0cm" text:anchor-type="paragraph">
          <draw:image xlink:href="Pictures/tpfd5feb7d_eb8c_4f83_8e82_b9637d64e2d9.png"/>
          <svg:desc>image 1 filename:/tmp/tpfd5feb7d_eb8c_4f83_8e82_b9637d64e2d9.png</svg:desc>
        </draw:frame>
      </draw:page>
      <draw:page draw:master-page-name="Standard" draw:name="page1" draw:style-name="dp1">
        <presentation:notes draw:style-name="dp2">
          <draw:page-thumbnail draw:layer="layout" draw:page-number="1" draw:style-name="gr1" presentation:class="page" svg:height="11.135cm" svg:width="14.848cm" svg:x="3.075cm" svg:y="2.257cm"/>
          <draw:frame draw:layer="layout" draw:text-style-name="P1" presentation:class="notes" presentation:placeholder="true" presentation:style-name="pr1" svg:height="13.365cm" svg:width="16.799cm" svg:x="2.1cm" svg:y="14.107cm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Perl Open Document Connector</meta:generator>
    <dc:title>OpenOffice::OODoc Presentation Template</dc:title>
    <dc:subject>Template for the Perl Open Document Connector</dc:subject>
    <meta:initial-creator>OpenOffice::OODoc Project</meta:initial-creator>
    <meta:creation-date>2008-05-18T20:15:30</meta:creation-date>
    <dc:creator>OpenOffice::OODoc Project</dc:creator>
    <dc:date>2010-01-05T19:08:13</dc:date>
    <meta:editing-cycles>1</meta:editing-cycles>
    <meta:editing-duration>PT00H00M00S</meta:editing-duration>
    <meta:document-statistic meta:object-count="23"/>
  </office:meta>
</office:document-meta>
</file>